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4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6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pulation</text:p>
          </table:table-cell>
          <table:table-cell table:style-name="ce3" office:value-type="string" calcext:value-type="string">
            <text:p>cancer</text:p>
          </table:table-cell>
          <table:table-cell table:style-name="ce1" office:value-type="string" calcext:value-type="string">
            <text:p>respiratory</text:p>
          </table:table-cell>
          <table:table-cell table:style-name="ce1" office:value-type="string" calcext:value-type="string">
            <text:p>Diabetes</text:p>
          </table:table-cell>
          <table:table-cell table:style-name="ce1" office:value-type="string" calcext:value-type="string">
            <text:p>Cardio</text:p>
          </table:table-cell>
          <table:table-cell table:style-name="ce1" office:value-type="string" calcext:value-type="string">
            <text:p>hipertension</text:p>
          </table:table-cell>
          <table:table-cell table:style-name="ce1" office:value-type="string" calcext:value-type="string">
            <text:p>death_rate</text:p>
          </table:table-cell>
          <table:table-cell/>
        </table:table-row>
        <table:table-row table:style-name="ro1">
          <table:table-cell office:value-type="string" calcext:value-type="string">
            <text:p>0-04</text:p>
          </table:table-cell>
          <table:table-cell office:value-type="float" office:value="133211" calcext:value-type="float">
            <text:p>133211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499" calcext:value-type="float">
            <text:p>0,004990</text:p>
          </table:table-cell>
          <table:table-cell table:number-columns-repeated="4"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05-09</text:p>
          </table:table-cell>
          <table:table-cell office:value-type="float" office:value="144868" calcext:value-type="float">
            <text:p>144868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575" calcext:value-type="float">
            <text:p>0,005750</text:p>
          </table:table-cell>
          <table:table-cell table:number-columns-repeated="4"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171491" calcext:value-type="float">
            <text:p>171491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5" calcext:value-type="float">
            <text:p>0,005000</text:p>
          </table:table-cell>
          <table:table-cell table:number-columns-repeated="4"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182710" calcext:value-type="float">
            <text:p>182710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428" calcext:value-type="float">
            <text:p>0,004280</text:p>
          </table:table-cell>
          <table:table-cell office:value-type="float" office:value="0.008" calcext:value-type="float">
            <text:p>0,008000</text:p>
          </table:table-cell>
          <table:table-cell table:number-columns-repeated="3"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218778" calcext:value-type="float">
            <text:p>218778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117" calcext:value-type="float">
            <text:p>0,001170</text:p>
          </table:table-cell>
          <table:table-cell office:value-type="float" office:value="0.015" calcext:value-type="float">
            <text:p>0,015000</text:p>
          </table:table-cell>
          <table:table-cell office:value-type="float" office:value="0.00045" calcext:value-type="float">
            <text:p>0,000450</text:p>
          </table:table-cell>
          <table:table-cell office:value-type="float" office:value="0.074" calcext:value-type="float">
            <text:p>0,074000</text:p>
          </table:table-cell>
          <table:table-cell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230762" calcext:value-type="float">
            <text:p>230762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201" calcext:value-type="float">
            <text:p>0,002010</text:p>
          </table:table-cell>
          <table:table-cell office:value-type="float" office:value="0.02" calcext:value-type="float">
            <text:p>0,020000</text:p>
          </table:table-cell>
          <table:table-cell office:value-type="float" office:value="0.00091" calcext:value-type="float">
            <text:p>0,000910</text:p>
          </table:table-cell>
          <table:table-cell office:value-type="float" office:value="0.106625" calcext:value-type="float">
            <text:p>0,106625</text:p>
          </table:table-cell>
          <table:table-cell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213814" calcext:value-type="float">
            <text:p>213814</text:p>
          </table:table-cell>
          <table:table-cell office:value-type="float" office:value="0.001813" calcext:value-type="float">
            <text:p>0,001813</text:p>
          </table:table-cell>
          <table:table-cell office:value-type="float" office:value="0.00469" calcext:value-type="float">
            <text:p>0,004690</text:p>
          </table:table-cell>
          <table:table-cell office:value-type="float" office:value="0.04" calcext:value-type="float">
            <text:p>0,040000</text:p>
          </table:table-cell>
          <table:table-cell office:value-type="float" office:value="0.00172" calcext:value-type="float">
            <text:p>0,00172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178829" calcext:value-type="float">
            <text:p>178829</text:p>
          </table:table-cell>
          <table:table-cell office:value-type="float" office:value="0.002552" calcext:value-type="float">
            <text:p>0,002552</text:p>
          </table:table-cell>
          <table:table-cell office:value-type="float" office:value="0.00501" calcext:value-type="float">
            <text:p>0,005010</text:p>
          </table:table-cell>
          <table:table-cell office:value-type="float" office:value="0.059" calcext:value-type="float">
            <text:p>0,059000</text:p>
          </table:table-cell>
          <table:table-cell office:value-type="float" office:value="0.00223" calcext:value-type="float">
            <text:p>0,002230</text:p>
          </table:table-cell>
          <table:table-cell office:value-type="float" office:value="0.2045" calcext:value-type="float">
            <text:p>0,204500</text:p>
          </table:table-cell>
          <table:table-cell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169321" calcext:value-type="float">
            <text:p>169321</text:p>
          </table:table-cell>
          <table:table-cell office:value-type="float" office:value="0.00382" calcext:value-type="float">
            <text:p>0,003820</text:p>
          </table:table-cell>
          <table:table-cell office:value-type="float" office:value="0.00645" calcext:value-type="float">
            <text:p>0,006450</text:p>
          </table:table-cell>
          <table:table-cell office:value-type="float" office:value="0.079" calcext:value-type="float">
            <text:p>0,079000</text:p>
          </table:table-cell>
          <table:table-cell office:value-type="float" office:value="0.00992" calcext:value-type="float">
            <text:p>0,009920</text:p>
          </table:table-cell>
          <table:table-cell office:value-type="float" office:value="0.276" calcext:value-type="float">
            <text:p>0,276000</text:p>
          </table:table-cell>
          <table:table-cell office:value-type="float" office:value="0.00216107497432386" calcext:value-type="float">
            <text:p>0,002161</text:p>
          </table:table-cell>
          <table:table-cell/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164928" calcext:value-type="float">
            <text:p>164928</text:p>
          </table:table-cell>
          <table:table-cell office:value-type="float" office:value="0.006235" calcext:value-type="float">
            <text:p>0,006235</text:p>
          </table:table-cell>
          <table:table-cell office:value-type="float" office:value="0.00973" calcext:value-type="float">
            <text:p>0,009730</text:p>
          </table:table-cell>
          <table:table-cell office:value-type="float" office:value="0.127" calcext:value-type="float">
            <text:p>0,127000</text:p>
          </table:table-cell>
          <table:table-cell office:value-type="float" office:value="0.01752" calcext:value-type="float">
            <text:p>0,017520</text:p>
          </table:table-cell>
          <table:table-cell office:value-type="float" office:value="0.3475" calcext:value-type="float">
            <text:p>0,347500</text:p>
          </table:table-cell>
          <table:table-cell office:value-type="float" office:value="0.00194710715508388" calcext:value-type="float">
            <text:p>0,001947</text:p>
          </table:table-cell>
          <table:table-cell/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147948" calcext:value-type="float">
            <text:p>147948</text:p>
          </table:table-cell>
          <table:table-cell office:value-type="float" office:value="0.009581" calcext:value-type="float">
            <text:p>0,009581</text:p>
          </table:table-cell>
          <table:table-cell office:value-type="float" office:value="0.01134" calcext:value-type="float">
            <text:p>0,011340</text:p>
          </table:table-cell>
          <table:table-cell office:value-type="float" office:value="0.145" calcext:value-type="float">
            <text:p>0,145000</text:p>
          </table:table-cell>
          <table:table-cell office:value-type="float" office:value="0.02099" calcext:value-type="float">
            <text:p>0,020990</text:p>
          </table:table-cell>
          <table:table-cell office:value-type="float" office:value="0.40875" calcext:value-type="float">
            <text:p>0,408750</text:p>
          </table:table-cell>
          <table:table-cell office:value-type="float" office:value="0.00263180417665183" calcext:value-type="float">
            <text:p>0,002632</text:p>
          </table:table-cell>
          <table:table-cell/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118919" calcext:value-type="float">
            <text:p>118919</text:p>
          </table:table-cell>
          <table:table-cell office:value-type="float" office:value="0.014226" calcext:value-type="float">
            <text:p>0,014226</text:p>
          </table:table-cell>
          <table:table-cell office:value-type="float" office:value="0.01933" calcext:value-type="float">
            <text:p>0,019330</text:p>
          </table:table-cell>
          <table:table-cell office:value-type="float" office:value="0.163" calcext:value-type="float">
            <text:p>0,163000</text:p>
          </table:table-cell>
          <table:table-cell office:value-type="float" office:value="0.03871" calcext:value-type="float">
            <text:p>0,038710</text:p>
          </table:table-cell>
          <table:table-cell office:value-type="float" office:value="0.5415" calcext:value-type="float">
            <text:p>0,541500</text:p>
          </table:table-cell>
          <table:table-cell office:value-type="float" office:value="0.00485706949674769" calcext:value-type="float">
            <text:p>0,004857</text:p>
          </table:table-cell>
          <table:table-cell/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93188" calcext:value-type="float">
            <text:p>93188</text:p>
          </table:table-cell>
          <table:table-cell office:value-type="float" office:value="0.021255" calcext:value-type="float">
            <text:p>0,021255</text:p>
          </table:table-cell>
          <table:table-cell office:value-type="float" office:value="0.02599" calcext:value-type="float">
            <text:p>0,025990</text:p>
          </table:table-cell>
          <table:table-cell office:value-type="float" office:value="0.189" calcext:value-type="float">
            <text:p>0,189000</text:p>
          </table:table-cell>
          <table:table-cell office:value-type="float" office:value="0.05011" calcext:value-type="float">
            <text:p>0,050110</text:p>
          </table:table-cell>
          <table:table-cell office:value-type="float" office:value="0.59525" calcext:value-type="float">
            <text:p>0,595250</text:p>
          </table:table-cell>
          <table:table-cell office:value-type="float" office:value="0.00492125984251969" calcext:value-type="float">
            <text:p>0,004921</text:p>
          </table:table-cell>
          <table:table-cell/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69013" calcext:value-type="float">
            <text:p>69013</text:p>
          </table:table-cell>
          <table:table-cell office:value-type="float" office:value="0.030304" calcext:value-type="float">
            <text:p>0,030304</text:p>
          </table:table-cell>
          <table:table-cell office:value-type="float" office:value="0.03481" calcext:value-type="float">
            <text:p>0,034810</text:p>
          </table:table-cell>
          <table:table-cell office:value-type="float" office:value="0.198" calcext:value-type="float">
            <text:p>0,198000</text:p>
          </table:table-cell>
          <table:table-cell office:value-type="float" office:value="0.07822" calcext:value-type="float">
            <text:p>0,078220</text:p>
          </table:table-cell>
          <table:table-cell office:value-type="float" office:value="0.649" calcext:value-type="float">
            <text:p>0,649000</text:p>
          </table:table-cell>
          <table:table-cell office:value-type="float" office:value="0.0062692571037316" calcext:value-type="float">
            <text:p>0,006269</text:p>
          </table:table-cell>
          <table:table-cell/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53404" calcext:value-type="float">
            <text:p>53404</text:p>
          </table:table-cell>
          <table:table-cell office:value-type="float" office:value="0.038039" calcext:value-type="float">
            <text:p>0,038039</text:p>
          </table:table-cell>
          <table:table-cell office:value-type="float" office:value="0.04943" calcext:value-type="float">
            <text:p>0,049430</text:p>
          </table:table-cell>
          <table:table-cell office:value-type="float" office:value="0.203" calcext:value-type="float">
            <text:p>0,203000</text:p>
          </table:table-cell>
          <table:table-cell office:value-type="float" office:value="0.09963" calcext:value-type="float">
            <text:p>0,099630</text:p>
          </table:table-cell>
          <table:table-cell office:value-type="float" office:value="0.71525" calcext:value-type="float">
            <text:p>0,715250</text:p>
          </table:table-cell>
          <table:table-cell office:value-type="float" office:value="0.00870849024306744" calcext:value-type="float">
            <text:p>0,008708</text:p>
          </table:table-cell>
          <table:table-cell/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38318" calcext:value-type="float">
            <text:p>38318</text:p>
          </table:table-cell>
          <table:table-cell office:value-type="float" office:value="0.047283" calcext:value-type="float">
            <text:p>0,047283</text:p>
          </table:table-cell>
          <table:table-cell office:value-type="float" office:value="0.06001" calcext:value-type="float">
            <text:p>0,060010</text:p>
          </table:table-cell>
          <table:table-cell office:value-type="float" office:value="0.199" calcext:value-type="float">
            <text:p>0,199000</text:p>
          </table:table-cell>
          <table:table-cell office:value-type="float" office:value="0.12752" calcext:value-type="float">
            <text:p>0,127520</text:p>
          </table:table-cell>
          <table:table-cell office:value-type="float" office:value="0.7815" calcext:value-type="float">
            <text:p>0,781500</text:p>
          </table:table-cell>
          <table:table-cell office:value-type="float" office:value="0.0111049298185553" calcext:value-type="float">
            <text:p>0,011105</text:p>
          </table:table-cell>
          <table:table-cell/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25400" calcext:value-type="float">
            <text:p>25400</text:p>
          </table:table-cell>
          <table:table-cell office:value-type="float" office:value="0.052204" calcext:value-type="float">
            <text:p>0,052204</text:p>
          </table:table-cell>
          <table:table-cell office:value-type="float" office:value="0.07199" calcext:value-type="float">
            <text:p>0,071990</text:p>
          </table:table-cell>
          <table:table-cell table:formula="of:=2*[.E17]-[.E16]" office:value-type="float" office:value="0.195" calcext:value-type="float">
            <text:p>0,195000</text:p>
          </table:table-cell>
          <table:table-cell office:value-type="float" office:value="0.15237" calcext:value-type="float">
            <text:p>0,152370</text:p>
          </table:table-cell>
          <table:table-cell table:formula="of:=[.G17]" office:value-type="float" office:value="0.7815" calcext:value-type="float">
            <text:p>0,781500</text:p>
          </table:table-cell>
          <table:table-cell office:value-type="float" office:value="0.014956350564875" calcext:value-type="float">
            <text:p>0,014956</text:p>
          </table:table-cell>
          <table:table-cell/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12955" calcext:value-type="float">
            <text:p>12955</text:p>
          </table:table-cell>
          <table:table-cell office:value-type="float" office:value="0.056815" calcext:value-type="float">
            <text:p>0,056815</text:p>
          </table:table-cell>
          <table:table-cell table:formula="of:=[.D18]" office:value-type="float" office:value="0.07199" calcext:value-type="float">
            <text:p>0,071990</text:p>
          </table:table-cell>
          <table:table-cell table:formula="of:=2*[.E18]-[.E17]" office:value-type="float" office:value="0.191" calcext:value-type="float">
            <text:p>0,191000</text:p>
          </table:table-cell>
          <table:table-cell office:value-type="float" office:value="0.15834" calcext:value-type="float">
            <text:p>0,158340</text:p>
          </table:table-cell>
          <table:table-cell table:formula="of:=[.G18]" office:value-type="float" office:value="0.7815" calcext:value-type="float">
            <text:p>0,781500</text:p>
          </table:table-cell>
          <table:table-cell office:value-type="float" office:value="0.0171602191030469" calcext:value-type="float">
            <text:p>0,017160</text:p>
          </table:table-cell>
          <table:table-cell/>
        </table:table-row>
        <table:table-row table:style-name="ro1">
          <table:table-cell office:value-type="string" calcext:value-type="string">
            <text:p>90-95</text:p>
          </table:table-cell>
          <table:table-cell office:value-type="float" office:value="5357" calcext:value-type="float">
            <text:p>5357</text:p>
          </table:table-cell>
          <table:table-cell office:value-type="float" office:value="0.05324" calcext:value-type="float">
            <text:p>0,053240</text:p>
          </table:table-cell>
          <table:table-cell table:formula="of:=[.D19]" office:value-type="float" office:value="0.07199" calcext:value-type="float">
            <text:p>0,071990</text:p>
          </table:table-cell>
          <table:table-cell table:formula="of:=2*[.E19]-[.E18]" office:value-type="float" office:value="0.187" calcext:value-type="float">
            <text:p>0,187000</text:p>
          </table:table-cell>
          <table:table-cell office:value-type="float" office:value="0.13223" calcext:value-type="float">
            <text:p>0,132230</text:p>
          </table:table-cell>
          <table:table-cell table:formula="of:=[.G19]" office:value-type="float" office:value="0.7815" calcext:value-type="float">
            <text:p>0,781500</text:p>
          </table:table-cell>
          <table:table-cell office:value-type="float" office:value="0.0210544334132146" calcext:value-type="float">
            <text:p>0,021054</text:p>
          </table:table-cell>
          <table:table-cell/>
        </table:table-row>
        <table:table-row table:style-name="ro1">
          <table:table-cell office:value-type="string" calcext:value-type="string">
            <text:p>95+</text:p>
          </table:table-cell>
          <table:table-cell office:value-type="float" office:value="1605" calcext:value-type="float">
            <text:p>1605</text:p>
          </table:table-cell>
          <table:table-cell table:formula="of:=2*[.C20]-[.C19]" office:value-type="float" office:value="0.049665" calcext:value-type="float">
            <text:p>0,049665</text:p>
          </table:table-cell>
          <table:table-cell table:formula="of:=[.D20]" office:value-type="float" office:value="0.07199" calcext:value-type="float">
            <text:p>0,071990</text:p>
          </table:table-cell>
          <table:table-cell table:formula="of:=2*[.E20]-[.E19]" office:value-type="float" office:value="0.183" calcext:value-type="float">
            <text:p>0,183000</text:p>
          </table:table-cell>
          <table:table-cell office:value-type="float" office:value="0.10978" calcext:value-type="float">
            <text:p>0,109780</text:p>
          </table:table-cell>
          <table:table-cell table:formula="of:=[.G20]" office:value-type="float" office:value="0.7815" calcext:value-type="float">
            <text:p>0,781500</text:p>
          </table:table-cell>
          <table:table-cell table:formula="of:=[.H20]" office:value-type="float" office:value="0.0210544334132146" calcext:value-type="float">
            <text:p>0,02105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 number:grouping="true"/>
    </number:number-style>
    <number:number-style style:name="N147">
      <number:number number:decimal-places="7" number:min-decimal-places="7"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5" number:min-decimal-places="5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51">
      <number:number number:decimal-places="3" number:min-decimal-places="3" number:min-integer-digits="1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16" number:min-decimal-places="16" number:min-integer-digits="1"/>
    </number:number-style>
    <number:number-style style:name="N155">
      <number:number number:decimal-places="17" number:min-decimal-places="17" number:min-integer-digits="1"/>
    </number:number-style>
    <number:number-style style:name="N156">
      <number:number number:decimal-places="18" number:min-decimal-places="18" number:min-integer-digits="1"/>
    </number:number-style>
    <number:number-style style:name="N157">
      <number:number number:decimal-places="19" number:min-decimal-places="19" number:min-integer-digits="1"/>
    </number:number-style>
    <number:number-style style:name="N158">
      <number:number number:decimal-places="20" number:min-decimal-places="20" number:min-integer-digits="1"/>
    </number:number-style>
    <number:number-style style:name="N159">
      <number:number number:decimal-places="15" number:min-decimal-places="15" number:min-integer-digits="1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10" number:min-decimal-places="10" number:min-integer-digits="1"/>
    </number:number-style>
    <number:number-style style:name="N165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3:42:12.7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6T12:27:04.137000000</dc:date>
    <meta:editing-duration>PT8M43S</meta:editing-duration>
    <meta:editing-cycles>2</meta:editing-cycles>
    <meta:generator>LibreOffice/7.1.1.2$Windows_X86_64 LibreOffice_project/fe0b08f4af1bacafe4c7ecc87ce55bb426164676</meta:generator>
    <meta:document-statistic meta:table-count="1" meta:cell-count="168" meta:object-count="0"/>
  </office:meta>
</office:document-meta>
</file>